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adornments="Normal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fo:color="#c9211e" loext:opacity="100%"/>
    </style:style>
    <style:style style:name="P2" style:family="paragraph" style:parent-style-name="Text_20_body">
      <style:text-properties officeooo:paragraph-rsid="001af58b"/>
    </style:style>
    <style:style style:name="P3" style:family="paragraph" style:parent-style-name="Text_20_body">
      <style:text-properties officeooo:rsid="001af58b" officeooo:paragraph-rsid="001af5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Aragall</text:p>
      <text:p text:style-name="Title">Historia</text:p>
      <text:p text:style-name="P2"/>
      <text:p text:style-name="P3">La historia se remonta a la antiguedad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adornments="Normal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 style:master-page-name="">
      <loext:graphic-properties draw:fill="solid" draw:fill-color="#780373"/>
      <style:paragraph-properties fo:text-align="center" style:justify-single-word="false" style:page-number="auto" fo:background-color="#780373"/>
      <style:text-properties style:font-name="Likhan" fo:font-family="Likhan" style:font-style-name="Normal" style:font-pitch="variable" fo:font-size="28pt" fo:font-weight="normal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8T11:18:39.014192895</meta:creation-date>
    <dc:date>2025-07-18T11:24:38.768794108</dc:date>
    <meta:editing-duration>PT6M4S</meta:editing-duration>
    <meta:editing-cycles>2</meta:editing-cycles>
    <meta:generator>LibreOffice/25.2.2.2$Linux_X86_64 LibreOffice_project/520$Build-2</meta:generator>
    <meta:document-statistic meta:table-count="0" meta:image-count="0" meta:object-count="0" meta:page-count="1" meta:paragraph-count="3" meta:word-count="9" meta:character-count="55" meta:non-whitespace-character-count="49"/>
  </office:meta>
</office:document-meta>
</file>